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51pt"/>
    </style:style>
    <style:style style:name="co3" style:family="table-column">
      <style:table-column-properties fo:break-before="auto" style:column-width="71.49pt"/>
    </style:style>
    <style:style style:name="co4" style:family="table-column">
      <style:table-column-properties fo:break-before="auto" style:column-width="75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/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43"/>
    <style:style style:name="ce5" style:family="table-cell" style:parent-style-name="Default" style:data-style-name="N133"/>
    <style:style style:name="ce13" style:family="table-cell" style:parent-style-name="Default" style:data-style-name="N1"/>
    <style:style style:name="ce14" style:family="table-cell" style:parent-style-name="Default" style:data-style-name="N144"/>
    <style:style style:name="ce15" style:family="table-cell" style:parent-style-name="Default" style:data-style-name="N10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64.34pt" svg:height="332.82pt" svg:x="672.97pt" svg:y="34.47pt">
            <draw:object draw:notify-on-update-of-ranges="Sheet1.B4:Sheet1.B7 Sheet1.B4:Sheet1.B7 Sheet1.I4:Sheet1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rriente</text:p>
          </table:table-cell>
          <table:table-cell office:value-type="string" calcext:value-type="string">
            <text:p>Duración (s)</text:p>
          </table:table-cell>
          <table:table-cell office:value-type="string" calcext:value-type="string">
            <text:p>x segundo</text:p>
          </table:table-cell>
          <table:table-cell office:value-type="string" calcext:value-type="string">
            <text:p>x hora</text:p>
          </table:table-cell>
          <table:table-cell office:value-type="string" calcext:value-type="string">
            <text:p>x dia</text:p>
          </table:table-cell>
          <table:table-cell office:value-type="string" calcext:value-type="string">
            <text:p>x año</text:p>
          </table:table-cell>
          <table:table-cell table:style-name="ce1" office:value-type="string" calcext:value-type="string">
            <text:p>I avg</text:p>
          </table:table-cell>
        </table:table-row>
        <table:table-row table:style-name="ro1">
          <table:table-cell/>
          <table:table-cell office:value-type="string" calcext:value-type="string">
            <text:p>MSP Idle</text:p>
          </table:table-cell>
          <table:table-cell table:style-name="ce4" office:value-type="float" office:value="0.0000015" calcext:value-type="float">
            <text:p>1.50E-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+[.C4]*[.D4]*([.E4]+[.F4]/3600+[.G4]/86400+[.H4]/31536000)" office:value-type="float" office:value="0.0000015" calcext:value-type="float">
            <text:p>1.5E-06</text:p>
          </table:table-cell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style-name="ce4" office:value-type="float" office:value="0.007" calcext:value-type="float">
            <text:p>7.00E-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+[.C5]*[.D5]*([.E5]+[.F5]/3600+[.G5]/86400+[.H5]/31536000)" office:value-type="float" office:value="0.000000810185185185185" calcext:value-type="float">
            <text:p>8.10185185185185E-07</text:p>
          </table:table-cell>
        </table:table-row>
        <table:table-row table:style-name="ro1">
          <table:table-cell/>
          <table:table-cell office:value-type="string" calcext:value-type="string">
            <text:p>Prog Led</text:p>
          </table:table-cell>
          <table:table-cell table:style-name="ce4" office:value-type="float" office:value="0.005" calcext:value-type="float">
            <text:p>5.00E-0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+[.C6]*[.D6]*([.E6]+[.F6]/3600+[.G6]/86400+[.H6]/31536000)" office:value-type="float" office:value="0.000000190258751902588" calcext:value-type="float">
            <text:p>1.90258751902588E-07</text:p>
          </table:table-cell>
        </table:table-row>
        <table:table-row table:style-name="ro1">
          <table:table-cell/>
          <table:table-cell office:value-type="string" calcext:value-type="string">
            <text:p>Prog MSP</text:p>
          </table:table-cell>
          <table:table-cell table:style-name="ce4" office:value-type="float" office:value="0.001" calcext:value-type="float">
            <text:p>1.00E-0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+[.C7]*[.D7]*([.E7]+[.F7]/3600+[.G7]/86400+[.H7]/31536000)" office:value-type="float" office:value="0.0000000380517503805175" calcext:value-type="float">
            <text:p>3.80517503805175E-08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formula="of:=+[.C8]*[.D8]*([.E8]+[.F8]/3600+[.G8]/86400+[.H8]/315360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formula="of:=+[.C9]*[.D9]*([.E9]+[.F9]/3600+[.G9]/86400+[.H9]/315360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formula="of:=+[.C10]*[.D10]*([.E10]+[.F10]/3600+[.G10]/86400+[.H10]/315360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formula="of:=+[.C11]*[.D11]*([.E11]+[.F11]/3600+[.G11]/86400+[.H11]/315360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formula="of:=+[.C12]*[.D12]*([.E12]+[.F12]/3600+[.G12]/86400+[.H12]/315360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formula="of:=+[.C13]*[.D13]*([.E13]+[.F13]/3600+[.G13]/86400+[.H13]/315360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formula="of:=+[.C14]*[.D14]*([.E14]+[.F14]/3600+[.G14]/86400+[.H14]/3153600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formula="of:=+[.C15]*[.D15]*([.E15]+[.F15]/3600+[.G15]/86400+[.H15]/3153600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ce5" table:formula="of:=+SUM([.I4:.I15])" office:value-type="float" office:value="0.00000253849568746829" calcext:value-type="float">
            <text:p>2.538E-06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mAh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2" office:value-type="float" office:value="0.03" calcext:value-type="float">
            <text:p>30E-03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/>
          <table:table-cell office:value-type="string" calcext:value-type="string">
            <text:p>Duracion años</text:p>
          </table:table-cell>
          <table:table-cell office:value-type="string" calcext:value-type="string">
            <text:p>o en meses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3" table:formula="of:=+([.B20]/[.I16])/(24*365)" office:value-type="float" office:value="1.34908936467884" calcext:value-type="float">
            <text:p>1.35</text:p>
          </table:table-cell>
          <table:table-cell table:style-name="ce10" table:formula="of:=+([.B20]/[.I16])/(24*30)" office:value-type="float" office:value="16.4139206035926" calcext:value-type="float">
            <text:p>16.4139</text:p>
          </table:table-cell>
          <table:table-cell table:style-name="Default" table:number-columns-repeated="5"/>
          <table:table-cell/>
        </table:table-row>
      </table:table>
      <table:table table:name="BOM" table:style-name="ta1">
        <table:shapes>
          <draw:frame draw:z-index="0" draw:style-name="gr1" draw:text-style-name="P1" svg:width="453.34pt" svg:height="255pt" svg:x="347.56pt" svg:y="378.11pt">
            <draw:object draw:notify-on-update-of-ranges="BOM.J6:BOM.J16 BOM.L6:BOM.L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6"/>
          <table:table-cell office:value-type="float" office:value="3500" calcext:value-type="float">
            <text:p>3500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COP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usd lote</text:p>
          </table:table-cell>
          <table:table-cell office:value-type="string" calcext:value-type="string">
            <text:p>envio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ED yellow</text:p>
          </table:table-cell>
          <table:table-cell table:style-name="ce13" table:formula="of:=+[.L6]*[.$Q$2]" office:value-type="float" office:value="150.255" calcext:value-type="float">
            <text:p>150</text:p>
          </table:table-cell>
          <table:table-cell table:style-name="ce14" table:formula="of:=+9*([.N6]+[.O6])/[.M6]" office:value-type="float" office:value="0.04293" calcext:value-type="float">
            <text:p>0.043</text:p>
          </table:table-cell>
          <table:table-cell office:value-type="float" office:value="3000" calcext:value-type="float">
            <text:p>3000</text:p>
          </table:table-cell>
          <table:table-cell office:value-type="float" office:value="12.73" calcext:value-type="float">
            <text:p>12.73</text:p>
          </table:table-cell>
          <table:table-cell office:value-type="float" office:value="1.58" calcext:value-type="float">
            <text:p>1.58</text:p>
          </table:table-cell>
          <table:table-cell/>
          <table:table-cell table:style-name="ce15" table:formula="of:=+[.L6]*[.$Q$2]" office:value-type="currency" office:currency="COP" office:value="150.255" calcext:value-type="currency">
            <text:p>$15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ED green</text:p>
          </table:table-cell>
          <table:table-cell table:style-name="ce13" table:formula="of:=+[.L7]*[.$Q$2]" office:value-type="float" office:value="101.021666666667" calcext:value-type="float">
            <text:p>101</text:p>
          </table:table-cell>
          <table:table-cell table:style-name="ce14" table:formula="of:=+7*([.N7]+[.O7])/[.M7]" office:value-type="float" office:value="0.0288633333333333" calcext:value-type="float">
            <text:p>0.029</text:p>
          </table:table-cell>
          <table:table-cell office:value-type="float" office:value="3000" calcext:value-type="float">
            <text:p>3000</text:p>
          </table:table-cell>
          <table:table-cell office:value-type="float" office:value="10.79" calcext:value-type="float">
            <text:p>10.79</text:p>
          </table:table-cell>
          <table:table-cell office:value-type="float" office:value="1.58" calcext:value-type="float">
            <text:p>1.58</text:p>
          </table:table-cell>
          <table:table-cell/>
          <table:table-cell table:style-name="ce15" table:formula="of:=+[.L7]*[.$Q$2]" office:value-type="currency" office:currency="COP" office:value="101.021666666667" calcext:value-type="currency">
            <text:p>$1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SP</text:p>
          </table:table-cell>
          <table:table-cell table:style-name="ce13" table:formula="of:=+[.L8]*[.$Q$2]" office:value-type="float" office:value="2026.5" calcext:value-type="float">
            <text:p>2027</text:p>
          </table:table-cell>
          <table:table-cell table:style-name="ce14" table:formula="of:=+([.N8]+[.O8])/[.M8]" office:value-type="float" office:value="0.579" calcext:value-type="float">
            <text:p>0.579</text:p>
          </table:table-cell>
          <table:table-cell office:value-type="float" office:value="2000" calcext:value-type="float">
            <text:p>2000</text:p>
          </table:table-cell>
          <table:table-cell office:value-type="float" office:value="1128" calcext:value-type="float">
            <text:p>112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5" table:formula="of:=+[.L8]*[.$Q$2]" office:value-type="currency" office:currency="COP" office:value="2026.5" calcext:value-type="currency">
            <text:p>$2,02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rystal</text:p>
          </table:table-cell>
          <table:table-cell table:style-name="ce13" table:formula="of:=+[.L9]*[.$Q$2]" office:value-type="float" office:value="1045.33333333333" calcext:value-type="float">
            <text:p>1045</text:p>
          </table:table-cell>
          <table:table-cell table:style-name="ce14" table:formula="of:=+([.N9]+[.O9])/[.M9]" office:value-type="float" office:value="0.298666666666667" calcext:value-type="float">
            <text:p>0.299</text:p>
          </table:table-cell>
          <table:table-cell office:value-type="float" office:value="3000" calcext:value-type="float">
            <text:p>3000</text:p>
          </table:table-cell>
          <table:table-cell office:value-type="float" office:value="866" calcext:value-type="float">
            <text:p>866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5" table:formula="of:=+[.L9]*[.$Q$2]" office:value-type="currency" office:currency="COP" office:value="1045.33333333333" calcext:value-type="currency">
            <text:p>$1,0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utton</text:p>
          </table:table-cell>
          <table:table-cell table:style-name="ce13" table:formula="of:=+[.L10]*[.$Q$2]" office:value-type="float" office:value="320.25" calcext:value-type="float">
            <text:p>320</text:p>
          </table:table-cell>
          <table:table-cell table:style-name="ce14" table:formula="of:=+([.N10]+[.O10])/[.M10]" office:value-type="float" office:value="0.0915" calcext:value-type="float">
            <text:p>0.092</text:p>
          </table:table-cell>
          <table:table-cell office:value-type="float" office:value="100" calcext:value-type="float">
            <text:p>100</text:p>
          </table:table-cell>
          <table:table-cell table:formula="of:=+5*1.23" office:value-type="float" office:value="6.15" calcext:value-type="float">
            <text:p>6.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formula="of:=+[.L10]*[.$Q$2]" office:value-type="currency" office:currency="COP" office:value="320.25" calcext:value-type="currency">
            <text:p>$3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uzzer</text:p>
          </table:table-cell>
          <table:table-cell table:style-name="ce13" table:formula="of:=+[.L11]*[.$Q$2]" office:value-type="float" office:value="686.7" calcext:value-type="float">
            <text:p>687</text:p>
          </table:table-cell>
          <table:table-cell table:style-name="ce14" table:formula="of:=+([.N11]+[.O11])/[.M11]" office:value-type="float" office:value="0.1962" calcext:value-type="float">
            <text:p>0.196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6.62" calcext:value-type="float">
            <text:p>6.62</text:p>
          </table:table-cell>
          <table:table-cell/>
          <table:table-cell table:style-name="ce15" table:formula="of:=+[.L11]*[.$Q$2]" office:value-type="currency" office:currency="COP" office:value="686.7" calcext:value-type="currency">
            <text:p>$6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ibration sw</text:p>
          </table:table-cell>
          <table:table-cell table:style-name="ce13" table:formula="of:=+[.L12]*[.$Q$2]" office:value-type="float" office:value="224.7" calcext:value-type="float">
            <text:p>225</text:p>
          </table:table-cell>
          <table:table-cell table:style-name="ce14" table:formula="of:=+([.N12]+[.O12])/[.M12]" office:value-type="float" office:value="0.0642" calcext:value-type="float">
            <text:p>0.064</text:p>
          </table:table-cell>
          <table:table-cell office:value-type="float" office:value="100" calcext:value-type="float">
            <text:p>100</text:p>
          </table:table-cell>
          <table:table-cell office:value-type="float" office:value="3.42" calcext:value-type="float">
            <text:p>3.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formula="of:=+[.L12]*[.$Q$2]" office:value-type="currency" office:currency="COP" office:value="224.7" calcext:value-type="currency">
            <text:p>$2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ttery</text:p>
          </table:table-cell>
          <table:table-cell table:style-name="ce13" table:formula="of:=+[.L13]*[.$Q$2]" office:value-type="float" office:value="730.333333333333" calcext:value-type="float">
            <text:p>730</text:p>
          </table:table-cell>
          <table:table-cell table:style-name="ce14" table:formula="of:=+([.N13]+[.O13])/[.M13]" office:value-type="float" office:value="0.208666666666667" calcext:value-type="float">
            <text:p>0.209</text:p>
          </table:table-cell>
          <table:table-cell office:value-type="float" office:value="30" calcext:value-type="float">
            <text:p>30</text:p>
          </table:table-cell>
          <table:table-cell office:value-type="float" office:value="6.26" calcext:value-type="float">
            <text:p>6.2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+[.L13]*[.$Q$2]" office:value-type="currency" office:currency="COP" office:value="730.333333333333" calcext:value-type="currency">
            <text:p>$73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attery holder</text:p>
          </table:table-cell>
          <table:table-cell table:style-name="ce13" table:formula="of:=+[.L14]*[.$Q$2]" office:value-type="float" office:value="668.22" calcext:value-type="float">
            <text:p>668</text:p>
          </table:table-cell>
          <table:table-cell table:style-name="ce14" table:formula="of:=+([.N14]+[.O14])/[.M14]" office:value-type="float" office:value="0.19092" calcext:value-type="float">
            <text:p>0.191</text:p>
          </table:table-cell>
          <table:table-cell office:value-type="float" office:value="500" calcext:value-type="float">
            <text:p>500</text:p>
          </table:table-cell>
          <table:table-cell office:value-type="float" office:value="89.3" calcext:value-type="float">
            <text:p>89.3</text:p>
          </table:table-cell>
          <table:table-cell office:value-type="float" office:value="6.16" calcext:value-type="float">
            <text:p>6.16</text:p>
          </table:table-cell>
          <table:table-cell/>
          <table:table-cell table:style-name="ce15" table:formula="of:=+[.L14]*[.$Q$2]" office:value-type="currency" office:currency="COP" office:value="668.22" calcext:value-type="currency">
            <text:p>$66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crophone</text:p>
          </table:table-cell>
          <table:table-cell table:style-name="ce13" table:formula="of:=+[.L15]*[.$Q$2]" office:value-type="float" office:value="568.4" calcext:value-type="float">
            <text:p>568</text:p>
          </table:table-cell>
          <table:table-cell table:style-name="ce14" table:formula="of:=+([.N15]+[.O15])/[.M15]" office:value-type="float" office:value="0.1624" calcext:value-type="float">
            <text:p>0.162</text:p>
          </table:table-cell>
          <table:table-cell office:value-type="float" office:value="100" calcext:value-type="float">
            <text:p>100</text:p>
          </table:table-cell>
          <table:table-cell office:value-type="float" office:value="11.09" calcext:value-type="float">
            <text:p>11.09</text:p>
          </table:table-cell>
          <table:table-cell office:value-type="float" office:value="5.15" calcext:value-type="float">
            <text:p>5.15</text:p>
          </table:table-cell>
          <table:table-cell/>
          <table:table-cell table:style-name="ce15" table:formula="of:=+[.L15]*[.$Q$2]" office:value-type="currency" office:currency="COP" office:value="568.4" calcext:value-type="currency">
            <text:p>$56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CB</text:p>
          </table:table-cell>
          <table:table-cell table:style-name="ce13" table:formula="of:=+[.L16]*[.$Q$2]" office:value-type="float" office:value="1641.5" calcext:value-type="float">
            <text:p>1642</text:p>
          </table:table-cell>
          <table:table-cell table:style-name="ce14" table:formula="of:=+([.N16]+[.O16])/[.M16]" office:value-type="float" office:value="0.469" calcext:value-type="float">
            <text:p>0.469</text:p>
          </table:table-cell>
          <table:table-cell office:value-type="float" office:value="100" calcext:value-type="float">
            <text:p>100</text:p>
          </table:table-cell>
          <table:table-cell office:value-type="float" office:value="20.8" calcext:value-type="float">
            <text:p>20.8</text:p>
          </table:table-cell>
          <table:table-cell office:value-type="float" office:value="26.1" calcext:value-type="float">
            <text:p>26.1</text:p>
          </table:table-cell>
          <table:table-cell/>
          <table:table-cell table:style-name="ce15" table:formula="of:=+[.L16]*[.$Q$2]" office:value-type="currency" office:currency="COP" office:value="1641.5" calcext:value-type="currency">
            <text:p>$1,64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ssembly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Solder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Cas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table:formula="of:=+SUM([.L6:.L21])" office:value-type="float" office:value="2.33234666666667" calcext:value-type="float">
            <text:p>2.3323466666666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15" table:formula="of:=+[.L22]*3500" office:value-type="currency" office:currency="COP" office:value="8163.21333333334" calcext:value-type="currency">
            <text:p>$8,1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2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2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0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1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9" loext:min-decimal-places="9" number:min-integer-digits="1"/>
    </number:number-style>
    <number:number-style style:name="N139">
      <number:number number:decimal-places="8" loext:min-decimal-places="8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6" loext:min-decimal-places="6" number:min-integer-digits="1"/>
    </number:number-style>
    <number:number-style style:name="N142">
      <number:number number:decimal-places="5" loext:min-decimal-places="5" number:min-integer-digits="1"/>
    </number:number-style>
    <number:number-style style:name="N143">
      <number:number number:decimal-places="4" loext:min-decimal-places="4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es" number:country="CO">$</number:currency-symbol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es" number:country="CO">$</number:currency-symbol>
      <number:number number:decimal-places="1" loext:min-decimal-places="1" number:min-integer-digits="1" number:grouping="true"/>
      <style:map style:condition="value()&gt;=0" style:apply-style-name="N10124P0"/>
    </number:currency-style>
    <number:currency-style style:name="N10126P0" style:volatile="true" number:language="en" number:country="US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0126" number:language="en" number:country="US">
      <style:text-properties fo:color="#ff0000"/>
      <number:text>-</number:text>
      <number:currency-symbol number:language="es" number:country="CO">$</number:currency-symbol>
      <number:number number:decimal-places="0" loext:min-decimal-places="0" number:min-integer-digits="1" number:grouping="true"/>
      <style:map style:condition="value()&gt;=0" style:apply-style-name="N1012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8:49:28.002921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9T07:25:21.820606689</meta:creation-date>
    <dc:date>2019-10-29T18:49:54.525654220</dc:date>
    <meta:editing-duration>PT23H52M53S</meta:editing-duration>
    <meta:editing-cycles>11</meta:editing-cycles>
    <meta:generator>LibreOffice/6.3.2.2$Linux_X86_64 LibreOffice_project/30$Build-2</meta:generator>
    <meta:document-statistic meta:table-count="2" meta:cell-count="133" meta:object-count="2"/>
  </office:meta>
</office:document-meta>
</file>